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3201CC7CAA544DDBEE7.png" manifest:media-type="image/png"/>
  <manifest:file-entry manifest:full-path="Pictures/10000001000004B000000320E7A2CE0DC4FC7FE1.png" manifest:media-type="image/png"/>
  <manifest:file-entry manifest:full-path="Pictures/10000001000004B0000003204214826A305883EF.png" manifest:media-type="image/png"/>
  <manifest:file-entry manifest:full-path="Pictures/10000001000004B000000320962CACA519DD21FD.png" manifest:media-type="image/png"/>
  <manifest:file-entry manifest:full-path="Pictures/10000001000004B00000032079A8761275CAEC33.png" manifest:media-type="image/png"/>
  <manifest:file-entry manifest:full-path="Pictures/10000001000004B000000320E762FA3B79DD759A.png" manifest:media-type="image/png"/>
  <manifest:file-entry manifest:full-path="Pictures/10000001000004B000000320C0189D8BE2418A7F.png" manifest:media-type="image/png"/>
  <manifest:file-entry manifest:full-path="Pictures/10000001000004B00000032049B978B6616E645A.png" manifest:media-type="image/png"/>
  <manifest:file-entry manifest:full-path="Pictures/10000001000004B000000258B9E65DBFE12CDCE9.png" manifest:media-type="image/png"/>
  <manifest:file-entry manifest:full-path="Pictures/10000001000004B0000002580F0F36B0ED4BE200.png" manifest:media-type="image/png"/>
  <manifest:file-entry manifest:full-path="Pictures/10000001000004B00000032094808372AA3684CF.png" manifest:media-type="image/png"/>
  <manifest:file-entry manifest:full-path="Pictures/10000001000004B00000025876D678FA010C982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MBL Cluster Data</text:p>
            <text:p>Nov 3, 2022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7.999cm" svg:height="13.999cm" svg:x="0.025cm" svg:y="0.877cm">
          <draw:image xlink:href="Pictures/10000001000004B00000025876D678FA010C982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draw:style-name="gr2" draw:text-style-name="P3" draw:layer="layout" svg:width="27.999cm" svg:height="13.999cm" svg:x="0.025cm" svg:y="0.877cm">
          <draw:image xlink:href="Pictures/10000001000004B0000002580F0F36B0ED4BE2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27.999cm" svg:height="13.999cm" svg:x="0.025cm" svg:y="0.877cm">
          <draw:image xlink:href="Pictures/10000001000004B000000258B9E65DBFE12CDC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49B978B6616E64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94808372AA3684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C0189D8BE2418A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E762FA3B79DD75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C0189D8BE2418A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4214826A30588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1CC7CAA544DDB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E7A2CE0DC4FC7F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79A8761275CAEC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3" draw:layer="layout" svg:width="23.624cm" svg:height="15.749cm" svg:x="2.213cm" svg:y="0.002cm">
          <draw:image xlink:href="Pictures/10000001000004B000000320962CACA519DD21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09:45:09.267792297</meta:creation-date>
    <dc:date>2022-11-03T13:44:53.488501038</dc:date>
    <meta:editing-duration>PT2H49M14S</meta:editing-duration>
    <meta:editing-cycles>3</meta:editing-cycles>
    <meta:generator>LibreOffice/7.3.6.2$Linux_X86_64 LibreOffice_project/30$Build-2</meta:generator>
    <meta:document-statistic meta:object-count="63"/>
  </office:meta>
</office:document-meta>
</file>